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6000000249902A1B2E52AD459.png" manifest:media-type="image/png"/>
  <manifest:file-entry manifest:full-path="Pictures/1000020100000041000000250FD113495AEC3B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" svg:font-family="Helvetica, Arial, sans-serif"/>
    <style:font-face style:name="Lohit Devanagari1" svg:font-family="'Lohit Devanagari'"/>
    <style:font-face style:name="Menlo1" svg:font-family="Menlo, Monaco, Consolas, 'Courier New', monospace"/>
    <style:font-face style:name="Menlo" svg:font-family="Menlo, Monaco, Consolas, monospace"/>
    <style:font-face style:name="STIXGeneral" svg:font-family="STIXGeneral, STIXGeneral-webfon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Menlo" fo:font-size="10.5pt" fo:letter-spacing="normal" fo:font-style="normal" style:text-underline-style="none" fo:font-weight="normal" style:text-blinking="false" fo:background-color="#ffffff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Menlo" fo:font-size="10.5pt" fo:letter-spacing="normal" fo:font-style="italic" style:text-underline-style="none" fo:font-weight="normal" style:text-blinking="false" fo:background-color="#ffffff" loext:padding="0in" loext:border="none"/>
    </style:style>
    <style:style style:name="P3" style:family="paragraph" style:parent-style-name="Text_20_body" style:list-style-name="L1">
      <style:paragraph-properties fo:margin-left="0.5835in" fo:margin-right="0in" fo:margin-top="0in" fo:margin-bottom="0in" loext:contextual-spacing="false" style:line-height-at-least="0.2083in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Helvetica" fo:font-size="10.5pt" fo:letter-spacing="normal" fo:font-style="normal" style:text-underline-style="none" fo:font-weight="normal" style:text-blinking="false" fo:background-color="#ffffff" loext:padding="0in" loext:border="none"/>
    </style:style>
    <style:style style:name="P4" style:family="paragraph" style:parent-style-name="Text_20_body" style:list-style-name="L2">
      <style:paragraph-properties fo:margin-left="0.5835in" fo:margin-right="0in" fo:margin-top="0in" fo:margin-bottom="0in" loext:contextual-spacing="false" style:line-height-at-least="0.2083in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Helvetica" fo:font-size="10.5pt" fo:letter-spacing="normal" fo:font-style="normal" style:text-underline-style="none" fo:font-weight="normal" style:text-blinking="false" fo:background-color="#ffffff" loext:padding="0in" loext:border="none"/>
    </style:style>
    <style:style style:name="P5" style:family="paragraph" style:parent-style-name="Text_20_body" style:list-style-name="L3">
      <style:paragraph-properties fo:margin-left="0.5835in" fo:margin-right="0in" fo:margin-top="0in" fo:margin-bottom="0in" loext:contextual-spacing="false" style:line-height-at-least="0.2083in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Menlo1" fo:font-size="10.5pt" fo:letter-spacing="normal" fo:font-style="italic" style:text-underline-style="none" fo:font-weight="normal" style:text-blinking="false" fo:background-color="#ffffff" loext:padding="0in" loext:border="none"/>
    </style:style>
    <style:style style:name="P6" style:family="paragraph" style:parent-style-name="Text_20_body">
      <style:paragraph-properties fo:margin-left="0.0311in" fo:margin-right="0.5in" fo:margin-top="0in" fo:margin-bottom="0in" loext:contextual-spacing="false" style:line-height-at-least="0.2083in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Menlo" fo:font-size="10.5pt" fo:letter-spacing="normal" fo:font-style="normal" style:text-underline-style="none" fo:font-weight="normal" style:text-blinking="false" fo:background-color="#ffffff" loext:padding="0in" loext:border="none"/>
    </style:style>
    <style:style style:name="P7" style:family="paragraph" style:parent-style-name="Heading_20_2">
      <style:text-properties fo:font-variant="normal" fo:text-transform="none" fo:color="#333333" style:font-name="Arial" fo:font-size="21pt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Menlo1"/>
    </style:style>
    <style:style style:name="T4" style:family="text">
      <style:text-properties style:font-name="STIXGeneral"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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Global nearest neighbour</text:h>
      <text:p text:style-name="P1"><text:span text:style-name="T1">Task:</text:span> Write a MATLAB function that implements a n-object tracker using the global nearest neighbour algorithm.</text:p>
      <text:p text:style-name="P1">Your implementation (for each filtering recursion) should follow these steps:</text:p>
      <text:list xml:id="list3826801462" text:style-name="L1">
        <text:list-item>
          <text:p text:style-name="P3">implement ellipsoidal gating for each predicted local hypothesis seperately, see <text:span text:style-name="T2">Note</text:span> below for details;</text:p>
        </text:list-item>
        <text:list-item>
          <text:p text:style-name="P3">construct 2D cost matrix of size (number of objects, number of measurements that at least fall inside the gates + number of objects);</text:p>
        </text:list-item>
        <text:list-item>
          <text:p text:style-name="P3">find the best assignment matrix using a 2D assignment solver;</text:p>
        </text:list-item>
        <text:list-item>
          <text:p text:style-name="P3">create new local hypotheses according to the best assignment matrix obtained;</text:p>
        </text:list-item>
        <text:list-item>
          <text:p text:style-name="P3">extract object state estimates;</text:p>
        </text:list-item>
        <text:list-item>
          <text:p text:style-name="P3">predict each local hypothesis.</text:p>
        </text:list-item>
      </text:list>
      <text:p text:style-name="P1">The 2D assignment solver has been provided as a reference function.</text:p>
      <text:p text:style-name="P6">[col4row,row4col,gain]=assign2D(C)</text:p>
      <text:p text:style-name="P1"><text:span text:style-name="T3">ASSIGN2D</text:span> solves the two-dimensional assignment (minimization) problem with a rectangular cost matrix <text:span text:style-name="T3">C</text:span>. </text:p>
      <text:p text:style-name="P1">INPUT: <text:span text:style-name="T3">C</text:span>: A <text:span text:style-name="T3">numRowXnumCol</text:span> cost matrix.</text:p>
      <text:p text:style-name="P1">OUTPUT: <text:span text:style-name="T3">col4row</text:span>: A numRowX1 vector where the entry in each element is an assignment of the element in that row to a column. 0 entries signify unassigned rows. If the problem is infeasible, this is an empty matrix.</text:p>
      <text:p text:style-name="P1"><text:span text:style-name="T3">row4col</text:span>: A <text:span text:style-name="T3">numColX1</text:span> vector where the entry in each element is an assignment of the element in that column to a row. 0 entries signify unassigned columns. If the problem is infeasible, this is an empty matrix. </text:p>
      <text:p text:style-name="P1"><text:span text:style-name="T3">gain</text:span>: The sum of the values of the assigned elements in <text:span text:style-name="T3">C</text:span>. If the problem is infeasible, this is -1.</text:p>
      <text:p text:style-name="P2">Note:</text:p>
      <text:list xml:id="list2076090302" text:style-name="L2">
        <text:list-item>
          <text:p text:style-name="P4">When constructing your 2D cost matrix, if measurement <text:span text:style-name="T4">j</text:span> does not fall inside the gate of object <text:span text:style-name="T4">i</text:span>, set the corresponding entry <draw:frame draw:style-name="fr1" draw:name="Image1" text:anchor-type="as-char" svg:width="0.3335in" svg:height="0.1874in" draw:z-index="0"><draw:image xlink:href="Pictures/1000020100000041000000250FD113495AEC3BA4.png" xlink:type="simple" xlink:show="embed" xlink:actuate="onLoad" loext:mime-type="image/png"/></draw:frame><text:s/>to <draw:frame draw:style-name="fr1" draw:name="Image2" text:anchor-type="as-char" svg:width="0.2811in" svg:height="0.1874in" draw:z-index="1"><draw:image xlink:href="Pictures/1000020100000036000000249902A1B2E52AD459.png" xlink:type="simple" xlink:show="embed" xlink:actuate="onLoad" loext:mime-type="image/png"/></draw:frame>.</text:p>
        </text:list-item>
        <text:list-item>
          <text:p text:style-name="P4">Remove columns in the cost matrix with only <draw:frame draw:style-name="fr1" draw:name="Image3" text:anchor-type="as-char" svg:width="0.2811in" svg:height="0.1874in" draw:z-index="2"><draw:image xlink:href="Pictures/1000020100000036000000249902A1B2E52AD459.png" xlink:type="simple" xlink:show="embed" xlink:actuate="onLoad" loext:mime-type="image/png"/></draw:frame><text:s/>entries. In other words, we do not consider measurements that do not fall inside any object gates.</text:p>
        </text:list-item>
        <text:list-item>
          <text:p text:style-name="P4">The third output argument <text:span text:style-name="T3">gain</text:span> should never be -1 if the implementation is correct.</text:p>
        </text:list-item>
        <text:list-item>
          <text:p text:style-name="P4">We can use gating to further group objects into subsets and process each subset independently. However, this is <text:span text:style-name="T1">NOT</text:span> covered in this task.</text:p>
        </text:list-item>
      </text:list>
      <text:p text:style-name="P1"><text:span text:style-name="T2">Hint:</text:span> If you want to apply a function to each element of a struct array, you can use MATLAB command <text:span text:style-name="T3">arrayfun</text:span>, which makes your implementation faster than using <text:span text:style-name="T3">for</text:span> loops. </text:p>
      <text:p text:style-name="P2">Files referenced:</text:p>
      <text:list xml:id="list1885425125" text:style-name="L3">
        <text:list-item>
          <text:p text:style-name="P5">modelgen.m</text:p>
        </text:list-item>
        <text:list-item>
          <text:p text:style-name="P5">GaussianDensity.m</text:p>
        </text:list-item>
        <text:list-item>
          <text:p text:style-name="P5">hypothesisReduction.m</text:p>
        </text:list-item>
        <text:list-item>
          <text:p text:style-name="P5">motionmodel.m</text:p>
        </text:list-item>
        <text:list-item>
          <text:p text:style-name="P5">normalizeLogWeights.m</text:p>
        </text:list-item>
        <text:list-item>
          <text:p text:style-name="P5">log_mvnpdf.m</text:p>
        </text:list-item>
        <text:list-item>
          <text:p text:style-name="P5">assign2D.m</text:p>
        </text:list-item>
      </text:list>
      <text:p text:style-name="P1">Note that <text:span text:style-name="T3">obj.density</text:span> is a function handle bound to MATLAB class <text:span text:style-name="T3">GaussianDensity</text:span>. For instance, you can simply call <text:span text:style-name="T3">obj.density.update</text:span> to perform a Kalman update instead of using your own code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" svg:font-family="Helvetica, Arial, sans-serif"/>
    <style:font-face style:name="Lohit Devanagari1" svg:font-family="'Lohit Devanagari'"/>
    <style:font-face style:name="Menlo1" svg:font-family="Menlo, Monaco, Consolas, 'Courier New', monospace"/>
    <style:font-face style:name="Menlo" svg:font-family="Menlo, Monaco, Consolas, monospace"/>
    <style:font-face style:name="STIXGeneral" svg:font-family="STIXGeneral, STIXGeneral-webfont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Lüder</meta:initial-creator>
    <meta:creation-date>2019-12-22T22:42:21.703946110</meta:creation-date>
    <dc:date>2019-12-22T22:45:40.791902027</dc:date>
    <dc:creator>Mario Lüder</dc:creator>
    <meta:editing-duration>PT3M20S</meta:editing-duration>
    <meta:editing-cycles>1</meta:editing-cycles>
    <meta:document-statistic meta:table-count="0" meta:image-count="3" meta:object-count="0" meta:page-count="2" meta:paragraph-count="31" meta:word-count="394" meta:character-count="2424" meta:non-whitespace-character-count="2073"/>
    <meta:generator>LibreOffice/6.0.7.3$Linux_X86_64 LibreOffice_project/00m0$Build-3</meta:generator>
  </office:meta>
</office:document-meta>
</file>